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bd6e9"/>
    </style:style>
    <style:style style:name="P2" style:family="paragraph" style:parent-style-name="Standard">
      <style:paragraph-properties fo:text-align="justify" style:justify-single-word="false"/>
      <style:text-properties officeooo:paragraph-rsid="002d1985"/>
    </style:style>
    <style:style style:name="P3" style:family="paragraph" style:parent-style-name="Standard">
      <style:paragraph-properties fo:text-align="justify" style:justify-single-word="false"/>
      <style:text-properties officeooo:paragraph-rsid="003130f0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bd6e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1bd6e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2d1985" style:font-weight-asian="bold" style:font-weight-complex="bold"/>
    </style:style>
    <style:style style:name="P7" style:family="paragraph" style:parent-style-name="Standard">
      <style:text-properties officeooo:paragraph-rsid="001bd6e9"/>
    </style:style>
    <style:style style:name="P8" style:family="paragraph" style:parent-style-name="Standard">
      <style:paragraph-properties fo:text-align="justify" style:justify-single-word="false"/>
      <style:text-properties fo:font-style="italic" fo:font-weight="bold" officeooo:paragraph-rsid="001c5748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officeooo:paragraph-rsid="001c9038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officeooo:paragraph-rsid="002d1985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bold" officeooo:paragraph-rsid="003130f0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italic" fo:font-weight="bold" officeooo:rsid="001cd2be" officeooo:paragraph-rsid="001e0085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italic" officeooo:paragraph-rsid="001cd2be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249aee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57b30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68952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8563b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a1646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b3227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09ae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3df70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a1646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b3227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77f71" officeooo:paragraph-rsid="0028563b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normal" officeooo:paragraph-rsid="001c5748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1c5748" officeooo:paragraph-rsid="001c5748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1f3cf4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224f07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7b30" officeooo:paragraph-rsid="002a164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1646" officeooo:paragraph-rsid="002a1646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b3227" officeooo:paragraph-rsid="002b3227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d2be" officeooo:paragraph-rsid="002a1646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b4157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d1985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d601c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f94cb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309340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normal" officeooo:rsid="0033dbbb" officeooo:paragraph-rsid="0033dbbb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b3227" officeooo:paragraph-rsid="002b3227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2d1985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2f94cb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309340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09340" officeooo:paragraph-rsid="00309340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09340" officeooo:paragraph-rsid="003130f0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130f0" officeooo:paragraph-rsid="003130f0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751b4" officeooo:paragraph-rsid="003751b4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3dbbb" officeooo:paragraph-rsid="0033dbbb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c8b34" officeooo:paragraph-rsid="003c8b34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normal" officeooo:rsid="0038f9ab" officeooo:paragraph-rsid="0038f9ab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normal" officeooo:rsid="003a988d" officeooo:paragraph-rsid="0038f9ab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normal" officeooo:rsid="003a988d" officeooo:paragraph-rsid="003a988d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257b30" officeooo:paragraph-rsid="0035a94f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officeooo:paragraph-rsid="003a988d"/>
    </style:style>
    <style:style style:name="P5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b3227" officeooo:paragraph-rsid="002b3227" style:font-style-asian="normal" style:font-weight-asian="normal" style:font-style-complex="normal" style:font-weight-complex="normal"/>
    </style:style>
    <style:style style:name="T1" style:family="text">
      <style:text-properties officeooo:rsid="001bd6e9"/>
    </style:style>
    <style:style style:name="T2" style:family="text">
      <style:text-properties officeooo:rsid="001c57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5748" style:font-weight-asian="bold" style:font-weight-complex="bold"/>
    </style:style>
    <style:style style:name="T5" style:family="text">
      <style:text-properties fo:font-weight="bold" officeooo:rsid="002eff08" style:font-weight-asian="bold" style:font-weight-complex="bold"/>
    </style:style>
    <style:style style:name="T6" style:family="text">
      <style:text-properties fo:font-weight="bold" officeooo:rsid="002f94cb" style:font-weight-asian="bold" style:font-weight-complex="bold"/>
    </style:style>
    <style:style style:name="T7" style:family="text">
      <style:text-properties fo:font-weight="bold" officeooo:rsid="003db010" style:font-weight-asian="bold" style:font-weight-complex="bold"/>
    </style:style>
    <style:style style:name="T8" style:family="text">
      <style:text-properties fo:font-weight="bold" officeooo:rsid="003fa5dc" style:font-weight-asian="bold" style:font-weight-complex="bold"/>
    </style:style>
    <style:style style:name="T9" style:family="text">
      <style:text-properties fo:font-weight="bold" officeooo:rsid="001e0085" style:font-weight-asian="bold" style:font-weight-complex="bold"/>
    </style:style>
    <style:style style:name="T10" style:family="text">
      <style:text-properties officeooo:rsid="001c9038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c5748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cd2b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3df7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49aee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e008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4cb4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57b3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6895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77f7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a988d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b930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1cd2be" style:font-style-asian="normal" style:font-weight-asian="bold" style:font-style-complex="normal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1e0085"/>
    </style:style>
    <style:style style:name="T26" style:family="text">
      <style:text-properties officeooo:rsid="00209aed"/>
    </style:style>
    <style:style style:name="T27" style:family="text">
      <style:text-properties officeooo:rsid="00224f07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e0085" style:font-style-asian="italic" style:font-style-complex="italic"/>
    </style:style>
    <style:style style:name="T30" style:family="text">
      <style:text-properties fo:font-style="italic" officeooo:rsid="00209aed" style:font-style-asian="italic" style:font-style-complex="italic"/>
    </style:style>
    <style:style style:name="T31" style:family="text">
      <style:text-properties fo:font-style="italic" officeooo:rsid="00224f07" style:font-style-asian="italic" style:font-style-complex="italic"/>
    </style:style>
    <style:style style:name="T32" style:family="text">
      <style:text-properties fo:font-style="italic" officeooo:rsid="003287ce" style:font-style-asian="italic" style:font-style-complex="italic"/>
    </style:style>
    <style:style style:name="T33" style:family="text">
      <style:text-properties fo:font-style="italic" fo:font-weight="normal" officeooo:rsid="003a988d" style:font-style-asian="italic" style:font-weight-asian="normal" style:font-style-complex="italic" style:font-weight-complex="normal"/>
    </style:style>
    <style:style style:name="T34" style:family="text">
      <style:text-properties fo:color="#800000"/>
    </style:style>
    <style:style style:name="T35" style:family="text">
      <style:text-properties fo:color="#800000" fo:font-weight="bold" style:font-weight-asian="bold" style:font-weight-complex="bold"/>
    </style:style>
    <style:style style:name="T36" style:family="text">
      <style:text-properties officeooo:rsid="002d1985"/>
    </style:style>
    <style:style style:name="T37" style:family="text">
      <style:text-properties officeooo:rsid="002eff08"/>
    </style:style>
    <style:style style:name="T38" style:family="text">
      <style:text-properties officeooo:rsid="002f94cb"/>
    </style:style>
    <style:style style:name="T39" style:family="text">
      <style:text-properties officeooo:rsid="003db010"/>
    </style:style>
    <style:style style:name="T40" style:family="text">
      <style:text-properties officeooo:rsid="003fa5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Xibelly Eliseth Mosquera Escobar </text:p>
      <text:p text:style-name="P7">CC 1035428318 </text:p>
      <text:p text:style-name="P4">Solución <text:span text:style-name="T1">Tarea 4</text:span></text:p>
      <text:p text:style-name="P4"/>
      <text:p text:style-name="P4"/>
      <text:p text:style-name="P5">Diseño y análisis de requisitos </text:p>
      <text:p text:style-name="P1">De manera general se abordará el diseño de sofware necesario para llevar a cabo la solución de los </text:p>
      <text:p text:style-name="P1">problemas planteados. Para cada punto podemos establecer las necesidades y los requisitos. </text:p>
      <text:p text:style-name="P1"/>
      <text:p text:style-name="P8">Punto 1) </text:p>
      <text:p text:style-name="P26">-En primer lugar necesitamos muestrear la función -f(x) = x*sin(x)- para luego interpolarla en puntos igualmente espaciados con frecuencia de 0.01. Para la interpolación haremos uso de los diferentes tipos de interpolación establecidos en GSL, creando una función para cada <text:s/>caso e imprimiendo en disco los resultados obtenidos.</text:p>
      <text:p text:style-name="P25"/>
      <text:p text:style-name="P25"><text:span text:style-name="T2"><text:s/>-Para calcular la diferencia cuadrática media (</text:span><text:span text:style-name="T4">dms</text:span><text:span text:style-name="T2">), necesitamos comparar los datos que corresponden al muestreo de la función original con los datos interpolados. Para ello cargamos los datos interpolados y generamos un nuevo muestreo de la función con igual número de puntos que tienen los datos interpolados, talque por <text:s/>medio de una función diseñada para calcular la diferencia cuadrática se pasen dicho conjunto de datos y se retorne el valor que corresponde a la diferencia cuadrática entre estos. Dicho valor de la dms será impreso en pantalla talque el usuario pueda observar directamente que método entregar el menor dms y concluya cual es el mejor.</text:span></text:p>
      <text:p text:style-name="P25"/>
      <text:p text:style-name="P25">-<text:span text:style-name="T2">A modo de prueba se realizan gráficas que ilustran la diferencia entre el primer muestreo y los diferentes métodos de interpolación, además se realizan gráficas individuales del segundo muestreo con cada uno de los métodos usados para interpolar.</text:span></text:p>
      <text:p text:style-name="P25"/>
      <text:p text:style-name="P9">Punto <text:span text:style-name="T10">2</text:span>) </text:p>
      <text:p text:style-name="P53"><text:span text:style-name="T12">-Necesitamos generar 1000 números aleatorios uniformemente distribuidos entre el </text:span><text:span text:style-name="T21">0 y 2*pi, por lo que hacemos uso de </text:span><text:span text:style-name="T12"><text:s/>l</text:span><text:span text:style-name="T21">o</text:span><text:span text:style-name="T12">s diferentes <text:s/>tipos de generación de números aleatorios disponibles en GSL, </text:span><text:span text:style-name="T13">creando una función para cada caso, </text:span><text:span text:style-name="T21">a partir de la generación de dichos números, obtenemos un muestreo para x de tal modo que podemos a su vez muestrear la función f(x). Para interpolar dicha función con el método que presenta el menor </text:span><text:span text:style-name="T33">dms</text:span><text:span text:style-name="T21">, <text:s/>debemos primero ordenar los datos en forma creciente y luego llamando una </text:span><text:span text:style-name="T22">función</text:span><text:span text:style-name="T21"> que utiliza dicho método de interpolación podemos interpolar los datos generados.</text:span></text:p>
      <text:p text:style-name="P53"><text:span text:style-name="T23"/></text:p>
      <text:p text:style-name="P13"/>
      <text:p text:style-name="P12">Punto 3) </text:p>
      <text:p text:style-name="P27">-<text:span text:style-name="T25">Necesitamos integrar la función original entre (0,2 *M_PI) por medio de cuadraturas adaptativas usando <text:s/>Gauss-Konrod. Para ello cargamos de nuevo los datos interpolados que presenten el menor dms, esto se hace a través de una estructura de datos y luego usamos la librería de integración disponible en GSL “</text:span><text:span text:style-name="T29">gsl_integration</text:span><text:span text:style-name="T25">” donde se usa especificamente -</text:span><text:span text:style-name="T29">gsl_integration_qags</text:span><text:span text:style-name="T25">-. A manera de prueba se compara el valor análitico de la integración <text:s/>con el valor numérico obtenido y se calcula el error entre estos.</text:span></text:p>
      <text:p text:style-name="P27"/>
      <text:p text:style-name="P20">Punto 4) </text:p>
      <text:p text:style-name="P28">-<text:span text:style-name="T26">Necesitamos cargar de nuevo los datos interpolados con el menor valor de dms y se les suma un ruido gaussiano. Luego debemos ajustar este nuevo conjunto de datos con la siguiente función g(x) = a*x+sin(b*x). Para llevar a cabo este punto se diseña una programa que carga los datos interpolados y </text:span><text:soft-page-break/><text:span text:style-name="T26">se les suma un ruido gaussiano, haciendo uso de la siguiente función definida en GSL “gsl_randist” más precisamente <text:s/>-</text:span><text:span text:style-name="T30">gsl_ran_poisson-, </text:span><text:span text:style-name="T27">luego se imprime en disco. Posteriormente para el ajuste se crea un nuevo programa que leerá dicho conjunto de datos y usará “</text:span><text:span text:style-name="T31">gsl_multifit_nlin</text:span><text:span text:style-name="T27">” para efetuar el ajuste no lineal y estimar los valores de</text:span><text:span text:style-name="T31"> a </text:span><text:span text:style-name="T27">y </text:span><text:span text:style-name="T31">b</text:span><text:span text:style-name="T27"> que mejor describen el modelo dado.</text:span></text:p>
      <text:p text:style-name="P28"/>
      <text:p text:style-name="P21">Punto 5) </text:p>
      <text:p text:style-name="P14">-<text:span text:style-name="T14">Para calcular la transformada de fourier de la función definida en el punto 1) </text:span><text:span text:style-name="T15">necesitamos hacer un muestreo uniforme de la función en el dominio </text:span><text:span text:style-name="T16"><text:s/>(0,2 *M_PI) </text:span><text:span text:style-name="T15">con frecuencia 1, 0.5 y 0.1 y hacer uso de la libre fftw3. Para tal fin, se </text:span><text:span text:style-name="T17">efectúa el muestreo en cada caso y los datos son almacenados en un estructura talque estos son </text:span><text:span text:style-name="T18">luego </text:span><text:span text:style-name="T17">cargados </text:span><text:span text:style-name="T18">a</text:span><text:span text:style-name="T17"> un vector tipo fftw_complex </text:span><text:span text:style-name="T18">que es pasado</text:span><text:span text:style-name="T17"> directamente a la función que calcula </text:span><text:span text:style-name="T18">la</text:span><text:span text:style-name="T17"> DFT -Discrete Fourier Transform- </text:span><text:span text:style-name="T18">y nos retorna los datos que corresponden al calculo de la transformada de fourier.</text:span></text:p>
      <text:p text:style-name="P14"/>
      <text:p text:style-name="P15"><text:span text:style-name="T18">N</text:span><text:span text:style-name="T11">ota: en ambos caso se imprime en disco, tanto el muestreo como el calculo de la DFT.</text:span></text:p>
      <text:p text:style-name="P14"/>
      <text:p text:style-name="P16"><text:span text:style-name="T11">A manera de prueba se calcula además de IDFT -</text:span><text:span text:style-name="T19">Inverse </text:span><text:span text:style-name="T17">Discrete Fourier Transform</text:span><text:span text:style-name="T11">- </text:span><text:span text:style-name="T19">de los datos obtenidos de hacer la DFT talque se pueda comprobar que en efecto el cálculo de la la transformada este bien realizado. </text:span><text:span text:style-name="T20">Para ello se realizan gráficas comparativas entre el muestreo y la IDFT y gráficas correspondientes al calculo de la DFT.</text:span></text:p>
      <text:p text:style-name="P16"/>
      <text:p text:style-name="P24">Respuesta</text:p>
      <text:p text:style-name="P17"/>
      <text:p text:style-name="P22">Punto 1)</text:p>
      <text:p text:style-name="P18"/>
      <text:p text:style-name="P32">THE DIFERENCE MEAN SQUARE OF inter_lineal.dat IS: 0.320424 </text:p>
      <text:p text:style-name="P29"/>
      <text:p text:style-name="P30">THE DIFERENCE MEAN SQUARE OF inter_poly.dat IS: 0.334178</text:p>
      <text:p text:style-name="P30"/>
      <text:p text:style-name="P30">THE DIFERENCE MEAN SQUARE OF inter_cspline.dat IS: 0.332490 </text:p>
      <text:p text:style-name="P30"/>
      <text:p text:style-name="P31">THE DIFERENCE MEAN SQUARE OF inter_cspline_per.dat IS: 0.321951 </text:p>
      <text:p text:style-name="P31"/>
      <text:p text:style-name="P31">THE DIFERENCE MEAN SQUARE OF inter_akima.dat IS: 0.334841</text:p>
      <text:p text:style-name="P31"/>
      <text:p text:style-name="P31">THE DIFERENCE MEAN SQUARE OF inter_akima_per.dat IS: <text:span text:style-name="T35">0.317622 </text:span></text:p>
      <text:p text:style-name="P31"><text:span text:style-name="T34"/></text:p>
      <text:p text:style-name="P48">El mejor método de interpolación es el <text:span text:style-name="T3">akima periódico</text:span></text:p>
      <text:p text:style-name="P31"/>
      <text:p text:style-name="P23">Punto 3)</text:p>
      <text:p text:style-name="P19"/>
      <text:p text:style-name="P39">result <text:s text:c="9"/>= -11.685656529851810248 </text:p>
      <text:p text:style-name="P39">exact result <text:s text:c="3"/>= -6.283199999999999896 </text:p>
      <text:p text:style-name="P39">estimated error = <text:s/>0.000000000000129737 </text:p>
      <text:p text:style-name="P39">actual error <text:s text:c="3"/>= -5.402456529851810352 </text:p>
      <text:p text:style-name="P39">intervals <text:s text:c="6"/>= 1 </text:p>
      <text:p text:style-name="P39"/>
      <text:p text:style-name="P33">Punto 4)</text:p>
      <text:p text:style-name="P33"/>
      <text:p text:style-name="P46">chisq/dof = 77.6223</text:p>
      <text:p text:style-name="P46"><text:soft-page-break/>A <text:s text:c="5"/>= 0.91364 +/- 0.01465</text:p>
      <text:p text:style-name="P46">b <text:s text:c="5"/>= 0.99652 +/- 0.00396</text:p>
      <text:p text:style-name="P46">status = success</text:p>
      <text:p text:style-name="P52"/>
      <text:p text:style-name="P10">Diseño del <text:span text:style-name="T36">sistema</text:span></text:p>
      <text:p text:style-name="P10"/>
      <text:p text:style-name="P2">La solución a los problemas enunciados anteriormente se realiza en el lenguaje de programación C con </text:p>
      <text:p text:style-name="P2">un código modular el cual hace uso de librerías de GSL.</text:p>
      <text:p text:style-name="P6"/>
      <text:p text:style-name="P34">Punto 1) </text:p>
      <text:p text:style-name="P40">El programa principal se llama<text:span text:style-name="T3"> Interpolacion.c </text:span>el cual lhace llamados a<text:span text:style-name="T3"> gsl_spline.</text:span></text:p>
      <text:p text:style-name="P40"/>
      <text:p text:style-name="P34">Punto 2) </text:p>
      <text:p text:style-name="P40">El programa principal se llama <text:span text:style-name="T3">numeros_aleatorios.c, </text:span><text:span text:style-name="T39">dicho programa llama a</text:span><text:span text:style-name="T7"> </text:span><text:span text:style-name="T3">gsl_rng, </text:span>para generar los números aleatorios <text:span text:style-name="T3"><text:s/></text:span>y <text:span text:style-name="T40">a </text:span><text:span text:style-name="T3"><text:s/>gsl_sort, </text:span>para ordenar los datos <text:s/>cargados de forma creciente<text:span text:style-name="T3"> </text:span><text:span text:style-name="T39">y a su vez a hace llamdos a </text:span><text:span text:style-name="T7">gsl_spline</text:span><text:span text:style-name="T39"> para interpolar con akima periódico los datos muestreados.</text:span></text:p>
      <text:p text:style-name="P40"/>
      <text:p text:style-name="P35">Punto 3)</text:p>
      <text:p text:style-name="P41">El programa principal se llama <text:span text:style-name="T5">Integracion.c</text:span><text:span text:style-name="T37"> </text:span>dicho programa llama a <text:span text:style-name="T3">input.c</text:span><text:span text:style-name="T37"> y a</text:span><text:span text:style-name="T5"> </text:span>su vez hace llamados a<text:span text:style-name="T3"> gsl_</text:span><text:span text:style-name="T5">integration</text:span><text:span text:style-name="T3">, </text:span><text:span text:style-name="T37">que se usa para cargar </text:span><text:span text:style-name="T5"><text:s/></text:span><text:span text:style-name="T9">gsl_integration_qags </text:span><text:span text:style-name="T25">y poder integrar la función interpolada.</text:span></text:p>
      <text:p text:style-name="P41"/>
      <text:p text:style-name="P36">Punto 4)</text:p>
      <text:p text:style-name="P42">El programa principal se llama <text:span text:style-name="T6">ajust</text:span><text:span text:style-name="T5">.c</text:span><text:span text:style-name="T37"> </text:span>dicho programa <text:span text:style-name="T38">lee los datos que arroja el subprograma </text:span><text:span text:style-name="T6">random_noise.c </text:span><text:span text:style-name="T38">-diseñado para cargar los datos de la interpolación con el menor dms y les suma un ruido gaussiano con varianza 0.5- y hace llamado a</text:span><text:span text:style-name="T6"> gsl_multifit_nlin</text:span><text:span text:style-name="T38">, que se usa para ajustar los datos al modelo dado.</text:span></text:p>
      <text:p text:style-name="P42"/>
      <text:p text:style-name="P37">Punto 5)</text:p>
      <text:p text:style-name="P43">Hay tres programas<text:span text:style-name="T3"> Fourier_transforms.c, Fourier_transforms2.c <text:s/></text:span>y<text:span text:style-name="T3"> Fourier_transforms3.c </text:span>cada uno de los cuales resuelve los casos a), b) y c) respectivamente.</text:p>
      <text:p text:style-name="P43"/>
      <text:p text:style-name="P43"/>
      <text:p text:style-name="P11">Programas Gráficas </text:p>
      <text:p text:style-name="P3"/>
      <text:p text:style-name="P44">Para realizar cada gráfica se hace un script de gnuplot, esto son: </text:p>
      <text:p text:style-name="P44"/>
      <text:p text:style-name="P45"><text:s text:c="44"/></text:p>
      <text:p text:style-name="P45"><text:span text:style-name="T28">script_grafica_fourier_comparacion.</text:span><text:span text:style-name="T32">sh</text:span><text:span text:style-name="T28"> <text:s/></text:span><text:s text:c="13"/>→ grafica el sampling de f(x) y la IDFT</text:p>
      <text:p text:style-name="P45"><text:span text:style-name="T28">script_grafica_fourier.</text:span><text:span text:style-name="T32">sh</text:span> <text:s text:c="35"/>→ grafica la DFT</text:p>
      <text:p text:style-name="P45"><text:span text:style-name="T28">script_grafica_interpolacion_comparacion.</text:span><text:span text:style-name="T32">sh</text:span> <text:s/>→ grafica <text:s/>el sampling de f(x) y cada uno de los métodos de interpolción</text:p>
      <text:p text:style-name="P45"><text:span text:style-name="T28">script_grafica_interpolacion.</text:span><text:span text:style-name="T32">sh</text:span><text:span text:style-name="T28"> <text:s text:c="4"/></text:span><text:s text:c="21"/>→ <text:s/>grafica <text:s/>el sampling de f(x) y uno de los métodos de interpolación</text:p>
      <text:p text:style-name="P38">script_grafica_gaussina_noise.sh <text:s text:c="16"/>→ <text:span text:style-name="T24">graficas los datos interpolados mas un ruido gaussiano</text:span></text:p>
      <text:p text:style-name="P47"/>
      <text:p text:style-name="P49">grafica_ajuste.gp <text:s text:c="34"/>→ grafica los datos con ruido gaussiano y su respectivo ajuste</text:p>
      <text:p text:style-name="P50"/>
      <text:p text:style-name="P51">script_grafica_random_noise.sh <text:s text:c="4"/>→ <text:span text:style-name="T24">grafica el samplig de f(x) y lainterpolación obtenida con los </text:span><text:soft-page-break/><text:span text:style-name="T24">diferetes métodos para generar 1000 números aleatorios entre 0 y 2*p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0:42:32.918657210</meta:creation-date>
    <dc:date>2016-10-31T15:36:14.161962036</dc:date>
    <meta:editing-duration>PT2H26M32S</meta:editing-duration>
    <meta:editing-cycles>36</meta:editing-cycles>
    <meta:generator>LibreOffice/5.1.4.2$Linux_X86_64 LibreOffice_project/10m0$Build-2</meta:generator>
    <meta:document-statistic meta:table-count="0" meta:image-count="0" meta:object-count="0" meta:page-count="4" meta:paragraph-count="63" meta:word-count="1102" meta:character-count="7224" meta:non-whitespace-character-count="5937"/>
  </office:meta>
</office:document-meta>
</file>